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tau Tomas</text:p>
      <text:p text:style-name="P1">Fiche de procédure exportation </text:p>
      <text:p text:style-name="P1">machine virtuelle</text:p>
      <text:p text:style-name="P1"/>
      <text:p text:style-name="P1"/>
      <text:p text:style-name="P2">-Faire Ctrl+E</text:p>
      <text:p text:style-name="P2">-Choisir la machine à exporter</text:p>
      <text:p text:style-name="P2">-Choisir l'emplacement pour l'exportation</text:p>
      <text:p text:style-name="P2">-Cliquer sur expor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10:37:12.93</meta:creation-date>
    <dc:date>2016-01-05T11:45:02.34</dc:date>
    <meta:editing-duration>PT5M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22" meta:character-count="165"/>
    <dc:creator>Tomas Lutau</dc:creator>
  </office:meta>
</office:document-meta>
</file>